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Inconsolata, Menlo, Consolas, 'Bitstream Vera Sans Mono', Courier, monospace"/>
    <style:font-face style:name="Droid Sans Mono1" svg:font-family="'Droid Sans Mono', monospace, monospace, 'Droid Sans Fallback'"/>
    <style:font-face style:name="Lohit Devanagari1" svg:font-family="'Lohit Devanagari'"/>
    <style:font-face style:name="euclid circular a" svg:font-family="'euclid circular a', 'Source Sans Pro', 'Helvetica Neue', Helvetica, Arial, sans-serif"/>
    <style:font-face style:name="inherit" svg:font-family="inherit"/>
    <style:font-face style:name="monospace1" svg:font-family="monospace, courier"/>
    <style:font-face style:name="monospace" svg:font-family="monospace, monospace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18ac4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font-weight="bold" officeooo:rsid="0018ac48" officeooo:paragraph-rsid="001eb549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font-variant="normal" fo:text-transform="none" fo:color="#000000" style:font-name="Liberation Sans" fo:font-size="12pt" fo:letter-spacing="normal" fo:font-style="normal" fo:font-weight="normal" officeooo:paragraph-rsid="0020893e"/>
    </style:style>
    <style:style style:name="P5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fo:font-style="normal" fo:font-weight="normal" officeooo:paragraph-rsid="0021ba0f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00%"/>
      <style:text-properties fo:font-variant="normal" fo:text-transform="none" fo:color="#000000" style:font-name="Liberation Mono" fo:font-size="10pt" fo:letter-spacing="normal" officeooo:paragraph-rsid="001eb549" style:font-name-asian="DejaVu Sans Mono" style:font-size-asian="10pt" style:font-name-complex="Liberation Mono" style:font-size-complex="10pt"/>
    </style:style>
    <style:style style:name="P7" style:family="paragraph" style:parent-style-name="Standard">
      <style:paragraph-properties fo:line-height="100%"/>
      <style:text-properties fo:font-variant="normal" fo:text-transform="none" fo:color="#6a737d" style:font-name="Droid Sans Mono1" fo:font-size="10.5pt" fo:letter-spacing="normal" fo:font-style="normal" fo:font-weight="normal" officeooo:paragraph-rsid="0020893e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text-properties style:font-name="Liberation Sans" fo:font-size="15pt" fo:font-weight="bold" officeooo:paragraph-rsid="001b7b31" style:font-size-asian="15pt" style:font-weight-asian="bold" style:font-size-complex="15pt" style:font-weight-complex="bold"/>
    </style:style>
    <style:style style:name="P11" style:family="paragraph" style:parent-style-name="Text_20_body">
      <style:text-properties style:font-name="Liberation Sans" fo:font-size="15pt" fo:font-weight="bold" officeooo:paragraph-rsid="001eb549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Liberation Sans" fo:font-size="15pt" fo:font-weight="bold" officeooo:paragraph-rsid="0020893e" style:font-size-asian="15pt" style:font-weight-asian="bold" style:font-size-complex="15pt" style:font-weight-complex="bold"/>
    </style:style>
    <style:style style:name="P13" style:family="paragraph" style:parent-style-name="Text_20_body">
      <style:text-properties style:font-name="Liberation Sans" fo:font-size="15pt" fo:font-weight="bold" officeooo:paragraph-rsid="0021ba0f" style:font-size-asian="15pt" style:font-weight-asian="bold" style:font-size-complex="15pt" style:font-weight-complex="bold"/>
    </style:style>
    <style:style style:name="P14" style:family="paragraph" style:parent-style-name="Text_20_body">
      <style:text-properties style:font-name="Liberation Sans" fo:font-size="15pt" fo:font-weight="bold" officeooo:paragraph-rsid="0022af98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line-height="100%"/>
      <style:text-properties style:font-name="Liberation Sans" fo:font-size="15pt" fo:font-weight="bold" officeooo:paragraph-rsid="00236888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line-height="100%"/>
      <style:text-properties style:font-name="Liberation Sans" fo:font-size="15pt" fo:font-weight="bold" officeooo:rsid="00261a82" officeooo:paragraph-rsid="00261a82" style:font-size-asian="15pt" style:font-weight-asian="bold" style:font-size-complex="15pt" style:font-weight-complex="bold"/>
    </style:style>
    <style:style style:name="P17" style:family="paragraph" style:parent-style-name="Text_20_body">
      <style:text-properties style:font-name="Liberation Sans" officeooo:paragraph-rsid="001eb549"/>
    </style:style>
    <style:style style:name="P18" style:family="paragraph" style:parent-style-name="Text_20_body">
      <style:paragraph-properties fo:line-height="100%"/>
      <style:text-properties style:font-name="Liberation Sans" officeooo:paragraph-rsid="001eb549"/>
    </style:style>
    <style:style style:name="P19" style:family="paragraph" style:parent-style-name="Text_20_body">
      <style:paragraph-properties fo:line-height="100%"/>
      <style:text-properties fo:font-variant="normal" fo:text-transform="none" fo:color="#000000" style:font-name="Arial" fo:font-size="12pt" fo:letter-spacing="normal" fo:font-style="normal" fo:font-weight="normal" officeooo:paragraph-rsid="0020893e"/>
    </style:style>
    <style:style style:name="P20" style:family="paragraph" style:parent-style-name="Text_20_body">
      <style:paragraph-properties fo:line-height="100%"/>
      <style:text-properties fo:font-variant="normal" fo:text-transform="none" fo:color="#000000" style:font-name="Arial" fo:font-size="12pt" fo:letter-spacing="normal" fo:font-style="normal" fo:font-weight="normal" officeooo:rsid="00261a82" officeooo:paragraph-rsid="00261a8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line-height="100%"/>
      <style:text-properties fo:font-variant="normal" fo:text-transform="none" fo:color="#000000" style:font-name="Liberation Sans" fo:font-size="12pt" fo:letter-spacing="normal" fo:font-style="normal" fo:font-weight="normal" officeooo:paragraph-rsid="0021ba0f"/>
    </style:style>
    <style:style style:name="P22" style:family="paragraph" style:parent-style-name="Text_20_body">
      <style:text-properties style:font-name="Arial" fo:font-size="12pt" fo:font-weight="normal" officeooo:paragraph-rsid="0021ba0f"/>
    </style:style>
    <style:style style:name="P23" style:family="paragraph" style:parent-style-name="Text_20_body">
      <style:paragraph-properties fo:line-height="100%"/>
      <style:text-properties officeooo:paragraph-rsid="00236888"/>
    </style:style>
    <style:style style:name="P24" style:family="paragraph" style:parent-style-name="Text_20_body">
      <style:text-properties officeooo:paragraph-rsid="0021ba0f"/>
    </style:style>
    <style:style style:name="P25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36888"/>
    </style:style>
    <style:style style:name="P26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36888" officeooo:paragraph-rsid="00236888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36888" officeooo:paragraph-rsid="00256339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Arial" fo:font-size="17.25pt" fo:letter-spacing="normal" fo:font-style="normal" fo:font-weight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rsid="00236888" officeooo:paragraph-rsid="00236888"/>
    </style:style>
    <style:style style:name="P31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paragraph-rsid="0021ba0f"/>
    </style:style>
    <style:style style:name="P32" style:family="paragraph" style:parent-style-name="Preformatted_20_Text">
      <style:paragraph-properties fo:line-height="100%"/>
      <style:text-properties fo:font-variant="normal" fo:text-transform="none" style:font-name="monospace" fo:font-size="11.25pt" fo:letter-spacing="normal" fo:font-style="normal" fo:font-weight="normal" officeooo:rsid="00261a82" officeooo:paragraph-rsid="00261a82" style:font-size-asian="15pt" style:font-weight-asian="bold" style:font-size-complex="15pt" style:font-weight-complex="bold"/>
    </style:style>
    <style:style style:name="P33" style:family="paragraph" style:parent-style-name="Preformatted_20_Text">
      <style:text-properties fo:font-variant="normal" fo:text-transform="none" style:font-name="Liberation Sans" fo:letter-spacing="normal" officeooo:paragraph-rsid="001eb549"/>
    </style:style>
    <style:style style:name="P3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eeeeee" fo:padding="0.053cm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3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eeeeee" fo:padding="0.053cm" fo:border="0.06pt solid #888888"/>
      <style:text-properties fo:font-variant="normal" fo:text-transform="none" style:font-name="monospace" fo:font-size="11.25pt" fo:letter-spacing="normal" fo:font-style="normal" fo:font-weight="normal" officeooo:paragraph-rsid="0022af98"/>
    </style:style>
    <style:style style:name="P3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line-height="100%" fo:orphans="2" fo:widows="2" fo:text-indent="0cm" style:auto-text-indent="false" fo:background-color="#eeeeee" fo:padding="0.053cm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37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line-height="100%" fo:orphans="2" fo:widows="2" fo:text-indent="0cm" style:auto-text-indent="false" fo:background-color="#eeeeee" fo:padding="0.053cm" fo:border="0.06pt solid #888888"/>
      <style:text-properties officeooo:paragraph-rsid="0018ac48"/>
    </style:style>
    <style:style style:name="P3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eeeeee" fo:padding="0.053cm" fo:border="0.06pt solid #888888"/>
      <style:text-properties style:font-name="monospace" fo:font-size="11.25pt" fo:font-weight="normal" officeooo:paragraph-rsid="0022af98"/>
    </style:style>
    <style:style style:name="P39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monospace" fo:font-size="11.25pt" fo:letter-spacing="normal" fo:font-style="normal" fo:font-weight="normal"/>
    </style:style>
    <style:style style:name="P40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style:font-name="Arial" fo:font-size="17.25pt" fo:letter-spacing="normal" fo:font-style="normal" fo:font-weight="normal"/>
    </style:style>
    <style:style style:name="P41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181818" style:font-name="monospace1" fo:font-size="12pt" fo:letter-spacing="normal" fo:font-style="normal" fo:font-weight="normal" officeooo:rsid="00236888" officeooo:paragraph-rsid="00256339" style:font-size-asian="15pt" style:font-weight-asian="bold" style:font-size-complex="15pt" style:font-weight-complex="bold"/>
    </style:style>
    <style:style style:name="P42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181818" fo:letter-spacing="normal" officeooo:paragraph-rsid="00256339"/>
    </style:style>
    <style:style style:name="P43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letter-spacing="normal"/>
    </style:style>
    <style:style style:name="P44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letter-spacing="normal" officeooo:paragraph-rsid="001b7b31"/>
    </style:style>
    <style:style style:name="P45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letter-spacing="normal"/>
    </style:style>
    <style:style style:name="P46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letter-spacing="normal" officeooo:paragraph-rsid="001eb549"/>
    </style:style>
    <style:style style:name="P47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000000" fo:letter-spacing="normal"/>
    </style:style>
    <style:style style:name="P48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color="#000000" fo:letter-spacing="normal"/>
    </style:style>
    <style:style style:name="P49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color="#000000" style:font-name="Liberation Mono" fo:font-size="10pt" fo:letter-spacing="normal" officeooo:paragraph-rsid="0020893e" style:font-name-asian="DejaVu Sans Mono" style:font-size-asian="10pt" style:font-name-complex="Liberation Mono" style:font-size-complex="10pt"/>
    </style:style>
    <style:style style:name="P50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color="#000000" style:font-name="monospace" fo:font-size="11.25pt" fo:letter-spacing="normal" fo:font-style="normal" fo:font-weight="normal" officeooo:paragraph-rsid="0020893e" style:font-name-asian="DejaVu Sans Mono" style:font-size-asian="10pt" style:font-name-complex="Liberation Mono" style:font-size-complex="10pt"/>
    </style:style>
    <style:style style:name="P51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fo:color="#000000" style:font-name="monospace" fo:font-size="11.25pt" fo:letter-spacing="normal" officeooo:paragraph-rsid="0020893e" style:font-name-asian="DejaVu Sans Mono" style:font-size-asian="10pt" style:font-name-complex="Liberation Mono" style:font-size-complex="10pt"/>
    </style:style>
    <style:style style:name="P52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fo:font-variant="normal" fo:text-transform="none" style:font-name="monospace" fo:font-size="11.25pt" fo:letter-spacing="normal" fo:font-style="normal" fo:font-weight="normal" officeooo:rsid="00261a82" officeooo:paragraph-rsid="00261a82" style:font-size-asian="15pt" style:font-weight-asian="bold" style:font-size-complex="15pt" style:font-weight-complex="bold"/>
    </style:style>
    <style:style style:name="P53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</style:style>
    <style:style style:name="P54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officeooo:paragraph-rsid="0021ba0f"/>
    </style:style>
    <style:style style:name="P55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officeooo:paragraph-rsid="001f8e98"/>
    </style:style>
    <style:style style:name="P56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line-height="100%" fo:orphans="2" fo:widows="2" fo:background-color="#eeeeee" fo:padding="0.053cm" fo:border="0.06pt solid #888888"/>
      <style:text-properties officeooo:paragraph-rsid="0020893e"/>
    </style:style>
    <style:style style:name="P57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style:font-name="monospace" fo:font-size="11.25pt" fo:font-weight="normal"/>
    </style:style>
    <style:style style:name="P58" style:family="paragraph" style:parent-style-name="Preformatted_20_Text">
      <style:paragraph-properties fo:margin-left="0.212cm" fo:margin-right="0cm" fo:orphans="2" fo:widows="2" fo:text-indent="0cm" style:auto-text-indent="false"/>
      <style:text-properties fo:font-variant="normal" fo:text-transform="none" fo:color="#181818" fo:letter-spacing="normal"/>
    </style:style>
    <style:style style:name="P59" style:family="paragraph" style:parent-style-name="Preformatted_20_Text">
      <style:paragraph-properties fo:margin-left="0.212cm" fo:margin-right="0cm" fo:orphans="2" fo:widows="2" fo:text-indent="0cm" style:auto-text-indent="false"/>
    </style:style>
    <style:style style:name="P60" style:family="paragraph" style:parent-style-name="Preformatted_20_Text">
      <style:paragraph-properties fo:margin-left="0.212cm" fo:margin-right="0cm" fo:margin-top="0cm" fo:margin-bottom="0.499cm" loext:contextual-spacing="false" fo:orphans="2" fo:widows="2" fo:text-indent="0cm" style:auto-text-indent="false"/>
      <style:text-properties fo:font-variant="normal" fo:text-transform="none" fo:color="#181818" fo:letter-spacing="normal"/>
    </style:style>
    <style:style style:name="T1" style:family="text">
      <style:text-properties fo:color="#000088"/>
    </style:style>
    <style:style style:name="T2" style:family="text">
      <style:text-properties fo:color="#000088" style:font-name="monospace" fo:font-size="11.2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1.25pt" fo:font-style="normal" fo:font-weight="normal"/>
    </style:style>
    <style:style style:name="T5" style:family="text">
      <style:text-properties fo:color="#000000" style:font-name="verdana" fo:font-size="9pt" fo:background-color="#ffffff" loext:char-shading-value="0"/>
    </style:style>
    <style:style style:name="T6" style:family="text">
      <style:text-properties fo:color="#666600"/>
    </style:style>
    <style:style style:name="T7" style:family="text">
      <style:text-properties fo:color="#666600" fo:font-style="normal" fo:font-weight="normal"/>
    </style:style>
    <style:style style:name="T8" style:family="text">
      <style:text-properties fo:color="#666600" style:font-name="monospace" fo:font-size="11.25pt" fo:font-style="normal" fo:font-weight="normal"/>
    </style:style>
    <style:style style:name="T9" style:family="text">
      <style:text-properties fo:color="#660066"/>
    </style:style>
    <style:style style:name="T10" style:family="text">
      <style:text-properties fo:color="#006666"/>
    </style:style>
    <style:style style:name="T11" style:family="text">
      <style:text-properties fo:color="#006666" style:font-name="monospace" fo:font-size="11.25pt" fo:font-style="normal" fo:font-weight="normal"/>
    </style:style>
    <style:style style:name="T12" style:family="text">
      <style:text-properties fo:color="#006666" style:font-name="monospace" fo:font-size="11.25pt" fo:font-style="normal" fo:font-weight="normal" officeooo:rsid="001f8e98"/>
    </style:style>
    <style:style style:name="T13" style:family="text">
      <style:text-properties fo:color="#008800"/>
    </style:style>
    <style:style style:name="T14" style:family="text">
      <style:text-properties fo:color="#008800" fo:font-style="normal" fo:font-weight="normal"/>
    </style:style>
    <style:style style:name="T15" style:family="text">
      <style:text-properties fo:color="#008800" style:font-name="monospace" fo:font-size="11.25pt" fo:font-style="normal" fo:font-weight="normal"/>
    </style:style>
    <style:style style:name="T16" style:family="text">
      <style:text-properties fo:color="#008800" style:font-name="monospace" fo:font-size="11.25pt" fo:font-style="normal" fo:font-weight="normal" officeooo:rsid="001f8e98"/>
    </style:style>
    <style:style style:name="T17" style:family="text">
      <style:text-properties fo:color="#008800" officeooo:rsid="0020893e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20893e"/>
    </style:style>
    <style:style style:name="T20" style:family="text">
      <style:text-properties style:font-name="monospace" fo:font-size="11.25pt" fo:font-style="normal" fo:font-weight="normal" officeooo:rsid="0020893e"/>
    </style:style>
    <style:style style:name="T21" style:family="text">
      <style:text-properties fo:font-variant="normal" fo:text-transform="none" fo:color="#000088" style:font-name="monospace" fo:font-size="11.25pt" fo:letter-spacing="normal" fo:font-style="normal" fo:font-weight="normal"/>
    </style:style>
    <style:style style:name="T22" style:family="text">
      <style:text-properties fo:font-variant="normal" fo:text-transform="none" fo:color="#000088" style:font-name="monospace" fo:font-size="11.25pt" fo:letter-spacing="normal" fo:font-style="normal" fo:font-weight="normal" officeooo:rsid="0020893e"/>
    </style:style>
    <style:style style:name="T23" style:family="text">
      <style:text-properties fo:font-variant="normal" fo:text-transform="none" fo:color="#000088" fo:letter-spacing="normal" fo:font-style="normal"/>
    </style:style>
    <style:style style:name="T24" style:family="text">
      <style:text-properties fo:font-variant="normal" fo:text-transform="none" fo:color="#000000" style:font-name="Arial" fo:font-size="12pt" fo:letter-spacing="normal" fo:font-style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21ba0f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000000" fo:letter-spacing="normal" fo:font-style="normal"/>
    </style:style>
    <style:style style:name="T30" style:family="text">
      <style:text-properties fo:font-variant="normal" fo:text-transform="none" fo:color="#000000" fo:letter-spacing="normal" fo:font-style="normal" style:font-size-asian="15pt" style:font-weight-asian="bold" style:font-size-complex="15pt" style:font-weight-complex="bold"/>
    </style:style>
    <style:style style:name="T31" style:family="text">
      <style:text-properties fo:font-variant="normal" fo:text-transform="none" fo:color="#000000" fo:letter-spacing="normal" fo:font-style="normal" officeooo:rsid="0022af98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000000" fo:letter-spacing="normal" fo:font-style="normal" fo:font-weight="bold" style:font-size-asian="15pt" style:font-weight-asian="bold" style:font-size-complex="15pt" style:font-weight-complex="bold"/>
    </style:style>
    <style:style style:name="T33" style:family="text">
      <style:text-properties fo:font-variant="normal" fo:text-transform="none" fo:color="#000000" style:font-name="monospace" fo:font-size="11.25pt" fo:letter-spacing="normal" fo:font-style="normal" fo:font-weight="normal"/>
    </style:style>
    <style:style style:name="T34" style:family="text">
      <style:text-properties fo:font-variant="normal" fo:text-transform="none" fo:color="#000000" style:font-name="monospace" fo:font-size="11.25pt" fo:letter-spacing="normal" fo:font-style="normal" fo:font-weight="normal" officeooo:rsid="0020893e"/>
    </style:style>
    <style:style style:name="T35" style:family="text">
      <style:text-properties fo:font-variant="normal" fo:text-transform="none" fo:color="#000000" fo:font-size="12pt" fo:letter-spacing="normal" fo:font-style="normal"/>
    </style:style>
    <style:style style:name="T36" style:family="text">
      <style:text-properties fo:font-variant="normal" fo:text-transform="none" fo:color="#000000" fo:font-size="12pt" fo:letter-spacing="normal" fo:font-style="normal" fo:font-weight="normal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1b7b31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1eb549" style:font-size-asian="15pt" style:font-weight-asian="bold" style:font-size-complex="15pt" style:font-weight-complex="bold"/>
    </style:style>
    <style:style style:name="T39" style:family="text">
      <style:text-properties fo:font-variant="normal" fo:text-transform="none" fo:color="#000000" fo:font-size="12pt" fo:letter-spacing="normal" fo:font-style="normal" fo:font-weight="bold"/>
    </style:style>
    <style:style style:name="T40" style:family="text">
      <style:text-properties fo:font-variant="normal" fo:text-transform="none" fo:color="#000000" style:font-name="Liberation Sans" fo:font-size="15pt" fo:letter-spacing="normal" fo:font-style="normal" fo:font-weight="bold" style:font-size-asian="15pt" style:font-weight-asian="bold" style:font-size-complex="15pt" style:font-weight-complex="bold"/>
    </style:style>
    <style:style style:name="T41" style:family="text">
      <style:text-properties fo:font-variant="normal" fo:text-transform="none" fo:color="#000000" style:font-name="Liberation Sans" fo:font-size="15pt" fo:letter-spacing="normal" fo:font-style="normal" fo:font-weight="bold" officeooo:rsid="00261a82" style:font-size-asian="15pt" style:font-weight-asian="bold" style:font-size-complex="15pt" style:font-weight-complex="bold"/>
    </style:style>
    <style:style style:name="T42" style:family="text">
      <style:text-properties fo:font-variant="normal" fo:text-transform="none" fo:color="#666600" style:font-name="monospace" fo:font-size="11.25pt" fo:letter-spacing="normal" fo:font-style="normal" fo:font-weight="normal"/>
    </style:style>
    <style:style style:name="T43" style:family="text">
      <style:text-properties fo:font-variant="normal" fo:text-transform="none" fo:color="#666600" style:font-name="monospace" fo:font-size="11.25pt" fo:letter-spacing="normal" fo:font-style="normal" fo:font-weight="normal" officeooo:rsid="0020893e"/>
    </style:style>
    <style:style style:name="T44" style:family="text">
      <style:text-properties fo:font-variant="normal" fo:text-transform="none" fo:color="#666600" fo:letter-spacing="normal" fo:font-style="normal"/>
    </style:style>
    <style:style style:name="T45" style:family="text">
      <style:text-properties fo:font-variant="normal" fo:text-transform="none" fo:color="#660066" style:font-name="monospace" fo:font-size="11.25pt" fo:letter-spacing="normal" fo:font-style="normal" fo:font-weight="normal"/>
    </style:style>
    <style:style style:name="T46" style:family="text">
      <style:text-properties fo:font-variant="normal" fo:text-transform="none" fo:color="#006666" style:font-name="monospace" fo:font-size="11.25pt" fo:letter-spacing="normal" fo:font-style="normal" fo:font-weight="normal"/>
    </style:style>
    <style:style style:name="T47" style:family="text">
      <style:text-properties officeooo:rsid="0018ac48"/>
    </style:style>
    <style:style style:name="T48" style:family="text">
      <style:text-properties style:font-name="Arial" officeooo:rsid="0020893e" fo:background-color="#ffffff" loext:char-shading-value="0"/>
    </style:style>
    <style:style style:name="T49" style:family="text">
      <style:text-properties style:font-name="Arial" officeooo:rsid="0021ba0f" fo:background-color="#ffffff" loext:char-shading-value="0"/>
    </style:style>
    <style:style style:name="T50" style:family="text">
      <style:text-properties style:font-name="Arial" fo:font-weight="bold" officeooo:rsid="0020893e" fo:background-color="#ffffff" loext:char-shading-value="0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size-asian="15pt" style:font-weight-asian="bold" style:font-size-complex="15pt" style:font-weight-complex="bold"/>
    </style:style>
    <style:style style:name="T54" style:family="text">
      <style:text-properties fo:font-weight="bold" style:font-style-asian="normal" style:font-style-complex="normal"/>
    </style:style>
    <style:style style:name="T55" style:family="text">
      <style:text-properties officeooo:rsid="001b7b31"/>
    </style:style>
    <style:style style:name="T56" style:family="text">
      <style:text-properties officeooo:rsid="001eb549"/>
    </style:style>
    <style:style style:name="T57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58" style:family="text">
      <style:text-properties style:font-name="Liberation Sans" fo:font-size="15pt" fo:font-weight="bold" officeooo:rsid="00236888" style:font-size-asian="15pt" style:font-weight-asian="bold" style:font-size-complex="15pt" style:font-weight-complex="bold"/>
    </style:style>
    <style:style style:name="T59" style:family="text">
      <style:text-properties style:font-name="Liberation Sans" fo:font-size="15pt" fo:font-weight="bold" officeooo:rsid="00261a82" style:font-size-asian="15pt" style:font-weight-asian="bold" style:font-size-complex="15pt" style:font-weight-complex="bold"/>
    </style:style>
    <style:style style:name="T60" style:family="text">
      <style:text-properties style:font-size-asian="15pt" style:font-weight-asian="bold" style:font-size-complex="15pt" style:font-weight-complex="bold"/>
    </style:style>
    <style:style style:name="T61" style:family="text">
      <style:text-properties officeooo:rsid="00256339" style:font-size-asian="15pt" style:font-weight-asian="bold" style:font-size-complex="15pt" style:font-weight-complex="bold"/>
    </style:style>
    <style:style style:name="T62" style:family="text">
      <style:text-properties officeooo:rsid="0020893e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fo:font-weight="bold" style:font-style-asian="italic" style:font-style-complex="italic"/>
    </style:style>
    <style:style style:name="T65" style:family="text">
      <style:text-properties fo:background-color="#ffffff" loext:char-shading-value="0"/>
    </style:style>
    <style:style style:name="T66" style:family="text">
      <style:text-properties officeooo:rsid="0020893e" fo:background-color="#ffffff" loext:char-shading-value="0"/>
    </style:style>
    <style:style style:name="T67" style:family="text">
      <style:text-properties officeooo:rsid="0021ba0f"/>
    </style:style>
    <style:style style:name="T68" style:family="text">
      <style:text-properties fo:color="#880000" style:font-name="monospace" fo:font-size="11.25pt" fo:font-style="normal" fo:font-weight="normal"/>
    </style:style>
    <style:style style:name="T69" style:family="text">
      <style:text-properties officeooo:rsid="0022af98"/>
    </style:style>
    <style:style style:name="T70" style:family="text">
      <style:text-properties officeooo:rsid="00236888"/>
    </style:style>
    <style:style style:name="T71" style:family="text">
      <style:text-properties officeooo:rsid="00256339"/>
    </style:style>
    <style:style style:name="T72" style:family="text">
      <style:text-properties style:font-name="monospace1" fo:font-size="12pt" fo:font-style="normal" fo:font-weight="normal"/>
    </style:style>
    <style:style style:name="T73" style:family="text">
      <style:text-properties style:font-name="monospace1" fo:font-size="12pt" fo:font-style="normal" fo:font-weight="normal" officeooo:rsid="00236888" style:font-size-asian="15pt" style:font-weight-asian="bold" style:font-size-complex="15pt" style:font-weight-complex="bold"/>
    </style:style>
    <style:style style:name="T74" style:family="text">
      <style:text-properties style:font-name="monospace1" fo:font-size="12pt" fo:font-style="normal" fo:font-weight="normal" officeooo:rsid="00256339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memcpy</text:p>
      <text:p text:style-name="P8"><text:span text:style-name="T47">C</text:span>opies <text:span text:style-name="T52">n</text:span> characters from memory <text:span text:style-name="T47">a</text:span>rea <text:span text:style-name="T52">src</text:span> to memory <text:span text:style-name="T47">a</text:span>rea <text:span text:style-name="T52">dest</text:span>.</text:p>
      <text:p text:style-name="P37"><text:span text:style-name="T21">void</text:span><text:span text:style-name="T33"> </text:span><text:span text:style-name="T42">*</text:span><text:span text:style-name="T33">memcpy</text:span><text:span text:style-name="T42">(</text:span><text:span text:style-name="T21">void</text:span><text:span text:style-name="T33"> </text:span><text:span text:style-name="T42">*</text:span><text:span text:style-name="T33">dest</text:span><text:span text:style-name="T42">,</text:span><text:span text:style-name="T33"> </text:span><text:span text:style-name="T21">const</text:span><text:span text:style-name="T33"> </text:span><text:span text:style-name="T21">void</text:span><text:span text:style-name="T33"> </text:span><text:span text:style-name="T42">*</text:span><text:span text:style-name="T33"> src</text:span><text:span text:style-name="T42">,</text:span><text:span text:style-name="T33"> </text:span><text:span text:style-name="T45">size_t</text:span><text:span text:style-name="T33"> n</text:span><text:span text:style-name="T42">)</text:span></text:p>
      <text:p text:style-name="P3"/>
      <text:p text:style-name="P36"><text:span text:style-name="T1"><text:s text:c="2"/>const</text:span><text:span text:style-name="T3"> </text:span><text:span text:style-name="T1">char</text:span><text:span text:style-name="T3"> src</text:span><text:span text:style-name="T6">[</text:span><text:span text:style-name="T10">50</text:span><text:span text:style-name="T6">]</text:span><text:span text:style-name="T3"> </text:span><text:span text:style-name="T6">=</text:span><text:span text:style-name="T3"> </text:span><text:span text:style-name="T13">"http://www.tutorialspoint.com"</text:span><text:span text:style-name="T6">;</text:span></text:p>
      <text:p text:style-name="P43"><text:span text:style-name="T3"><text:s text:c="3"/></text:span><text:span text:style-name="T2">char</text:span><text:span text:style-name="T4"> dest</text:span><text:span text:style-name="T8">[</text:span><text:span text:style-name="T11">50</text:span><text:span text:style-name="T8">];</text:span></text:p>
      <text:p text:style-name="P43"><text:span text:style-name="T3"><text:s text:c="3"/></text:span><text:span text:style-name="T4">strcpy</text:span><text:span text:style-name="T8">(</text:span><text:span text:style-name="T4">dest</text:span><text:span text:style-name="T8">,</text:span><text:span text:style-name="T15">"Heloooo!!"</text:span><text:span text:style-name="T8">);</text:span></text:p>
      <text:p text:style-name="P43"><text:span text:style-name="T3"><text:s text:c="3"/></text:span><text:span text:style-name="T4">printf</text:span><text:span text:style-name="T8">(</text:span><text:span text:style-name="T15">"Before memcpy dest = %s\n"</text:span><text:span text:style-name="T8">,</text:span><text:span text:style-name="T4"> dest</text:span><text:span text:style-name="T8">);</text:span></text:p>
      <text:p text:style-name="P43"><text:span text:style-name="T3"><text:s text:c="3"/></text:span><text:span text:style-name="T4">memcpy</text:span><text:span text:style-name="T8">(</text:span><text:span text:style-name="T4">dest</text:span><text:span text:style-name="T8">,</text:span><text:span text:style-name="T4"> src</text:span><text:span text:style-name="T8">,</text:span><text:span text:style-name="T4"> strlen</text:span><text:span text:style-name="T8">(</text:span><text:span text:style-name="T4">src</text:span><text:span text:style-name="T8">)+</text:span><text:span text:style-name="T11">1</text:span><text:span text:style-name="T8">);</text:span></text:p>
      <text:p text:style-name="P1"/>
      <text:p text:style-name="P10"><text:span text:style-name="T55">2</text:span>. <text:span text:style-name="T55">strcpy</text:span></text:p>
      <text:p text:style-name="P10"><text:span text:style-name="T37">C</text:span><text:span text:style-name="T36">opies the string pointed to, by </text:span><text:span text:style-name="T35">src </text:span><text:span text:style-name="T36">to </text:span><text:span text:style-name="T35">dest</text:span><text:span text:style-name="T36">.</text:span></text:p>
      <text:p text:style-name="P36"><text:span text:style-name="T1">char</text:span><text:span text:style-name="T3"> </text:span><text:span text:style-name="T6">*</text:span><text:span text:style-name="T3">strcpy</text:span><text:span text:style-name="T6">(</text:span><text:span text:style-name="T1">char</text:span><text:span text:style-name="T3"> </text:span><text:span text:style-name="T6">*</text:span><text:span text:style-name="T3">dest</text:span><text:span text:style-name="T6">,</text:span><text:span text:style-name="T3"> </text:span><text:span text:style-name="T1">const</text:span><text:span text:style-name="T3"> </text:span><text:span text:style-name="T1">char</text:span><text:span text:style-name="T3"> </text:span><text:span text:style-name="T6">*</text:span><text:span text:style-name="T3">src</text:span><text:span text:style-name="T6">)</text:span></text:p>
      <text:p text:style-name="P40"/>
      <text:p text:style-name="P44"><text:span text:style-name="T3"><text:s text:c="2"/></text:span><text:span text:style-name="T2">char</text:span><text:span text:style-name="T4"> src</text:span><text:span text:style-name="T8">[</text:span><text:span text:style-name="T11">40</text:span><text:span text:style-name="T8">];</text:span></text:p>
      <text:p text:style-name="P44"><text:span text:style-name="T4"><text:s text:c="2"/></text:span><text:span text:style-name="T2">char</text:span><text:span text:style-name="T4"> dest</text:span><text:span text:style-name="T8">[</text:span><text:span text:style-name="T11">100</text:span><text:span text:style-name="T8">];</text:span></text:p>
      <text:p text:style-name="P48"><text:s/></text:p>
      <text:p text:style-name="P45"><text:span text:style-name="T3"><text:s text:c="3"/></text:span><text:span text:style-name="T4">memset</text:span><text:span text:style-name="T8">(</text:span><text:span text:style-name="T4">dest</text:span><text:span text:style-name="T8">,</text:span><text:span text:style-name="T4"> </text:span><text:span text:style-name="T15">'\0'</text:span><text:span text:style-name="T8">,</text:span><text:span text:style-name="T4"> </text:span><text:span text:style-name="T2">sizeof</text:span><text:span text:style-name="T8">(</text:span><text:span text:style-name="T4">dest</text:span><text:span text:style-name="T8">));</text:span></text:p>
      <text:p text:style-name="P45"><text:span text:style-name="T3"><text:s text:c="3"/></text:span><text:span text:style-name="T4">strcpy</text:span><text:span text:style-name="T8">(</text:span><text:span text:style-name="T4">src</text:span><text:span text:style-name="T8">,</text:span><text:span text:style-name="T4"> </text:span><text:span text:style-name="T15">"This is tutorialspoint.com"</text:span><text:span text:style-name="T8">);</text:span></text:p>
      <text:p text:style-name="P46"><text:span text:style-name="T3"><text:s text:c="3"/></text:span><text:span text:style-name="T4">strcpy</text:span><text:span text:style-name="T8">(</text:span><text:span text:style-name="T4">dest</text:span><text:span text:style-name="T8">,</text:span><text:span text:style-name="T4"> src</text:span><text:span text:style-name="T8">);</text:span></text:p>
      <text:p text:style-name="P2"/>
      <text:p text:style-name="P11"><text:span text:style-name="T56">3</text:span>. <text:span text:style-name="T56">memset</text:span></text:p>
      <text:p text:style-name="P17"><text:span text:style-name="T38">C</text:span><text:span text:style-name="T36">opies the character </text:span><text:span text:style-name="T39">c</text:span><text:span text:style-name="T36"> (an unsigned char) to the first </text:span><text:span text:style-name="T39">n</text:span><text:span text:style-name="T36"> characters of the string pointed to, by the argument </text:span><text:span text:style-name="T39">str</text:span><text:span text:style-name="T36">.</text:span></text:p>
      <text:p text:style-name="P34"><text:span text:style-name="T1">void</text:span><text:span text:style-name="T3"> </text:span><text:span text:style-name="T6">*</text:span><text:span text:style-name="T3">memset</text:span><text:span text:style-name="T6">(</text:span><text:span text:style-name="T1">void</text:span><text:span text:style-name="T3"> </text:span><text:span text:style-name="T6">*</text:span><text:span text:style-name="T3">str</text:span><text:span text:style-name="T6">,</text:span><text:span text:style-name="T3"> </text:span><text:span text:style-name="T1">int</text:span><text:span text:style-name="T3"> c</text:span><text:span text:style-name="T6">,</text:span><text:span text:style-name="T3"> </text:span><text:span text:style-name="T9">size_t</text:span><text:span text:style-name="T3"> n</text:span><text:span text:style-name="T6">)</text:span></text:p>
      <text:p text:style-name="P33"><text:span text:style-name="T3"><text:s/></text:span></text:p>
      <text:p text:style-name="P55"><text:span text:style-name="T21"><text:s text:c="2"/>char</text:span><text:span text:style-name="T33"> str</text:span><text:span text:style-name="T42">[</text:span><text:span text:style-name="T46">50</text:span><text:span text:style-name="T42">];</text:span></text:p>
      <text:p text:style-name="P55"><text:span text:style-name="T33"><text:s text:c="2"/>...</text:span></text:p>
      <text:p text:style-name="P45"><text:span text:style-name="T3"><text:s text:c="3"/></text:span><text:span text:style-name="T4">memset</text:span><text:span text:style-name="T8">(</text:span><text:span text:style-name="T4">str</text:span><text:span text:style-name="T8">,</text:span><text:span text:style-name="T15">'</text:span><text:span text:style-name="T16">\0</text:span><text:span text:style-name="T15">'</text:span><text:span text:style-name="T8">,</text:span><text:span text:style-name="T12">sizeof(str)</text:span><text:span text:style-name="T8">)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2"><text:soft-page-break/><text:span text:style-name="T67">4</text:span>. <text:span text:style-name="T62">scanf</text:span></text:p>
      <text:p text:style-name="P19"><text:span text:style-name="T62">R</text:span>eads formatted input from stdin.</text:p>
      <text:p text:style-name="P4"><text:span text:style-name="T66">R</text:span><text:span text:style-name="T65">eads up to the 1 st space, tab or newline (non included</text:span><text:span text:style-name="T66">). The rest remains in the input buffer.</text:span></text:p>
      <text:p text:style-name="P4"><text:span text:style-name="T66"/></text:p>
      <text:p text:style-name="P7"><text:span text:style-name="T5"/></text:p>
      <text:p text:style-name="P34"><text:span text:style-name="T1">int</text:span><text:span text:style-name="T3"> scanf</text:span><text:span text:style-name="T6">(</text:span><text:span text:style-name="T1">const</text:span><text:span text:style-name="T3"> </text:span><text:span text:style-name="T1">char</text:span><text:span text:style-name="T3"> </text:span><text:span text:style-name="T6">*</text:span><text:span text:style-name="T3">format</text:span><text:span text:style-name="T6">,</text:span><text:span text:style-name="T3"> </text:span><text:span text:style-name="T6">...)</text:span></text:p>
      <text:p text:style-name="P6"/>
      <text:p text:style-name="P56"><text:span text:style-name="T21"><text:s text:c="2"/>char</text:span><text:span text:style-name="T33"> </text:span><text:span text:style-name="T34">c</text:span><text:span text:style-name="T42">;</text:span></text:p>
      <text:p text:style-name="P56"><text:span text:style-name="T42"><text:s text:c="2"/></text:span><text:span text:style-name="T22">char</text:span><text:span text:style-name="T34"> arr</text:span><text:span text:style-name="T43">;</text:span></text:p>
      <text:p text:style-name="P56"><text:span text:style-name="T33"><text:s text:c="2"/>...</text:span></text:p>
      <text:p text:style-name="P49"><text:s text:c="3"/><text:span text:style-name="T20">scanf</text:span><text:span text:style-name="T8">(</text:span><text:span text:style-name="T20">a</text:span><text:span text:style-name="T8">,</text:span><text:span text:style-name="T15">'</text:span><text:span text:style-name="T16">\0</text:span><text:span text:style-name="T15">'</text:span><text:span text:style-name="T8">,</text:span><text:span text:style-name="T12">sizeof(str)</text:span><text:span text:style-name="T8">);</text:span></text:p>
      <text:p text:style-name="P50"><text:span text:style-name="T6"><text:s text:c="3"/></text:span>scanf<text:span text:style-name="T6">(</text:span><text:span text:style-name="T13">"%</text:span><text:span text:style-name="T17">c</text:span><text:span text:style-name="T13">"</text:span><text:span text:style-name="T6">,</text:span> <text:span text:style-name="T62">&amp;c</text:span><text:span text:style-name="T6">);</text:span></text:p>
      <text:p text:style-name="P51"><text:span text:style-name="T7"><text:s text:c="3"/></text:span><text:span text:style-name="T18">scanf</text:span><text:span text:style-name="T7">(</text:span><text:span text:style-name="T14">"%s"</text:span><text:span text:style-name="T7">,</text:span><text:span text:style-name="T18"> </text:span><text:span text:style-name="T19">arr</text:span><text:span text:style-name="T7">);</text:span></text:p>
      <text:p text:style-name="Text_20_body"/>
      <text:p text:style-name="P13"><text:span text:style-name="T67">5</text:span>. <text:span text:style-name="T62">sprintf</text:span></text:p>
      <text:p text:style-name="P21"><text:span text:style-name="T49">S</text:span><text:span text:style-name="T48">ends formatted output to a string pointed to, by </text:span><text:span text:style-name="T50">str</text:span><text:span text:style-name="T48">.</text:span></text:p>
      <text:p text:style-name="P5"/>
      <text:p text:style-name="P34"><text:span text:style-name="T1">int</text:span><text:span text:style-name="T3"> sprintf</text:span><text:span text:style-name="T6">(</text:span><text:span text:style-name="T1">char</text:span><text:span text:style-name="T3"> </text:span><text:span text:style-name="T6">*</text:span><text:span text:style-name="T3">str</text:span><text:span text:style-name="T6">,</text:span><text:span text:style-name="T3"> </text:span><text:span text:style-name="T1">const</text:span><text:span text:style-name="T3"> </text:span><text:span text:style-name="T1">char</text:span><text:span text:style-name="T3"> </text:span><text:span text:style-name="T6">*</text:span><text:span text:style-name="T3">format</text:span><text:span text:style-name="T6">,</text:span><text:span text:style-name="T3"> </text:span><text:span text:style-name="T6">...)</text:span></text:p>
      <text:p text:style-name="P31"><text:span text:style-name="T6"/></text:p>
      <text:p text:style-name="P54"><text:s text:c="3"/><text:span text:style-name="T21">char</text:span><text:span text:style-name="T33"> str</text:span><text:span text:style-name="T42">[</text:span><text:span text:style-name="T46">80</text:span><text:span text:style-name="T42">];</text:span></text:p>
      <text:p text:style-name="P43"><text:span text:style-name="T3"><text:s text:c="3"/></text:span><text:span text:style-name="T4">sprintf</text:span><text:span text:style-name="T8">(</text:span><text:span text:style-name="T4">str</text:span><text:span text:style-name="T8">,</text:span><text:span text:style-name="T4"> </text:span><text:span text:style-name="T15">"Value of Pi = %f"</text:span><text:span text:style-name="T8">,</text:span><text:span text:style-name="T4"> M_PI</text:span><text:span text:style-name="T8">);</text:span></text:p>
      <text:p text:style-name="P24"/>
      <text:p text:style-name="P13"><text:span text:style-name="T70">6</text:span>. <text:span text:style-name="T67">fgets</text:span></text:p>
      <text:p text:style-name="P13"><text:span text:style-name="T26">R</text:span><text:span text:style-name="T25">eads a line from the specified stream and stores it into the string pointed to by </text:span><text:span text:style-name="T24">str</text:span><text:span text:style-name="T25">. It stops when either </text:span><text:span text:style-name="T24">(n-1) </text:span><text:span text:style-name="T25">characters are read, the </text:span><text:span text:style-name="T24">newline</text:span><text:span text:style-name="T25"> character is read, or the </text:span><text:span text:style-name="T24">end-of-file</text:span><text:span text:style-name="T25"> is reached, whichever comes first.</text:span></text:p>
      <text:p text:style-name="P13"><text:span text:style-name="T25">If a newline is read, it is stored into the buffer.</text:span></text:p>
      <text:p text:style-name="P13"><text:span text:style-name="T25">A terminating null byte ('\0') is stored after the <text:s/>last <text:s/>character <text:s/>in the buffer.</text:span></text:p>
      <text:p text:style-name="P22"><text:span text:style-name="T30">If the End-of-File is encountered and no characters have been read </text:span><text:span text:style-name="T31">or a error occurs</text:span><text:span text:style-name="T30">, the contents of str remain unchanged and a </text:span><text:span text:style-name="T32">null</text:span><text:span text:style-name="T30"> pointer is returned.</text:span></text:p>
      <text:p text:style-name="P38"><text:span text:style-name="T23">char</text:span><text:span text:style-name="T29"> </text:span><text:span text:style-name="T44">*</text:span><text:span text:style-name="T29">fgets</text:span><text:span text:style-name="T44">(</text:span><text:span text:style-name="T23">char</text:span><text:span text:style-name="T29"> </text:span><text:span text:style-name="T44">*</text:span><text:span text:style-name="T29">str</text:span><text:span text:style-name="T44">,</text:span><text:span text:style-name="T29"> </text:span><text:span text:style-name="T23">int</text:span><text:span text:style-name="T29"> n</text:span><text:span text:style-name="T44">,</text:span><text:span text:style-name="T29"> FILE </text:span><text:span text:style-name="T44">*</text:span><text:span text:style-name="T29">stream</text:span><text:span text:style-name="T44">)</text:span></text:p>
      <text:p text:style-name="Text_20_body"/>
      <text:p text:style-name="P35"><text:span text:style-name="T1">int</text:span><text:span text:style-name="T3"> main </text:span><text:span text:style-name="T6">()</text:span><text:span text:style-name="T3"> </text:span><text:span text:style-name="T6">{</text:span></text:p>
      <text:p text:style-name="P43"><text:span text:style-name="T3"><text:s text:c="3"/></text:span><text:span text:style-name="T4">FILE </text:span><text:span text:style-name="T8">*</text:span><text:span text:style-name="T4">fp</text:span><text:span text:style-name="T8">;</text:span></text:p>
      <text:p text:style-name="P43"><text:span text:style-name="T3"><text:s text:c="3"/></text:span><text:span text:style-name="T2">char</text:span><text:span text:style-name="T4"> str</text:span><text:span text:style-name="T8">[</text:span><text:span text:style-name="T11">60</text:span><text:span text:style-name="T8">];</text:span></text:p>
      <text:p text:style-name="P53"><text:soft-page-break/></text:p>
      <text:p text:style-name="P43"><text:span text:style-name="T3"><text:s text:c="3"/></text:span><text:span text:style-name="T68">/* opening file for reading */</text:span></text:p>
      <text:p text:style-name="P43"><text:span text:style-name="T3"><text:s text:c="3"/></text:span><text:span text:style-name="T4">fp </text:span><text:span text:style-name="T8">=</text:span><text:span text:style-name="T4"> fopen</text:span><text:span text:style-name="T8">(</text:span><text:span text:style-name="T15">"file.txt"</text:span><text:span text:style-name="T4"> </text:span><text:span text:style-name="T8">,</text:span><text:span text:style-name="T4"> </text:span><text:span text:style-name="T15">"r"</text:span><text:span text:style-name="T8">);</text:span></text:p>
      <text:p text:style-name="P43"><text:span text:style-name="T3"><text:s text:c="3"/></text:span><text:span text:style-name="T2">if</text:span><text:span text:style-name="T8">(</text:span><text:span text:style-name="T4">fp </text:span><text:span text:style-name="T8">==</text:span><text:span text:style-name="T4"> NULL</text:span><text:span text:style-name="T8">)</text:span><text:span text:style-name="T4"> </text:span><text:span text:style-name="T8">{</text:span></text:p>
      <text:p text:style-name="P43"><text:span text:style-name="T3"><text:s text:c="6"/></text:span><text:span text:style-name="T4">perror</text:span><text:span text:style-name="T8">(</text:span><text:span text:style-name="T15">"Error opening file"</text:span><text:span text:style-name="T8">);</text:span></text:p>
      <text:p text:style-name="P43"><text:span text:style-name="T3"><text:s text:c="6"/></text:span><text:span text:style-name="T2">return</text:span><text:span text:style-name="T8">(-</text:span><text:span text:style-name="T11">1</text:span><text:span text:style-name="T8">);</text:span></text:p>
      <text:p text:style-name="P43"><text:span text:style-name="T3"><text:s text:c="3"/></text:span><text:span text:style-name="T8">}</text:span></text:p>
      <text:p text:style-name="P43"><text:span text:style-name="T3"><text:s text:c="3"/></text:span><text:span text:style-name="T2">if</text:span><text:span text:style-name="T8">(</text:span><text:span text:style-name="T4"> fgets </text:span><text:span text:style-name="T8">(</text:span><text:span text:style-name="T4">str</text:span><text:span text:style-name="T8">,</text:span><text:span text:style-name="T4"> </text:span><text:span text:style-name="T11">60</text:span><text:span text:style-name="T8">,</text:span><text:span text:style-name="T4"> fp</text:span><text:span text:style-name="T8">)!=</text:span><text:span text:style-name="T4">NULL </text:span><text:span text:style-name="T8">)</text:span><text:span text:style-name="T4"> </text:span><text:span text:style-name="T8">{</text:span></text:p>
      <text:p text:style-name="P43"><text:span text:style-name="T3"><text:s text:c="6"/></text:span><text:span text:style-name="T68">/* writing content to stdout */</text:span></text:p>
      <text:p text:style-name="P43"><text:span text:style-name="T3"><text:s text:c="6"/></text:span><text:span text:style-name="T4">puts</text:span><text:span text:style-name="T8">(</text:span><text:span text:style-name="T4">str</text:span><text:span text:style-name="T8">);</text:span></text:p>
      <text:p text:style-name="P43"><text:span text:style-name="T3"><text:s text:c="3"/></text:span><text:span text:style-name="T8">}</text:span></text:p>
      <text:p text:style-name="P43"><text:span text:style-name="T3"><text:s text:c="3"/></text:span><text:span text:style-name="T4">fclose</text:span><text:span text:style-name="T8">(</text:span><text:span text:style-name="T4">fp</text:span><text:span text:style-name="T8">);</text:span></text:p>
      <text:p text:style-name="P47"><text:s text:c="3"/></text:p>
      <text:p text:style-name="P43"><text:span text:style-name="T3"><text:s text:c="3"/></text:span><text:span text:style-name="T2">return</text:span><text:span text:style-name="T8">(</text:span><text:span text:style-name="T11">0</text:span><text:span text:style-name="T8">);</text:span></text:p>
      <text:p text:style-name="P57"><text:span text:style-name="T44">}</text:span></text:p>
      <text:p text:style-name="Text_20_body"/>
      <text:p text:style-name="P14"><text:span text:style-name="T70">7.</text:span> <text:span text:style-name="T69">puts</text:span></text:p>
      <text:p text:style-name="P29"><text:span text:style-name="T25">The C library function writes a string to stdout up to but </text:span><text:span text:style-name="T27">not including the null character</text:span><text:span text:style-name="T25">. A </text:span><text:span text:style-name="T27">newline</text:span><text:span text:style-name="T25"> character is </text:span><text:span text:style-name="T27">appended</text:span><text:span text:style-name="T25"> to the output.</text:span></text:p>
      <text:p text:style-name="P36"><text:span text:style-name="T1">int</text:span><text:span text:style-name="T3"> puts</text:span><text:span text:style-name="T6">(</text:span><text:span text:style-name="T1">const</text:span><text:span text:style-name="T3"> </text:span><text:span text:style-name="T1">char</text:span><text:span text:style-name="T3"> </text:span><text:span text:style-name="T6">*</text:span><text:span text:style-name="T3">str</text:span><text:span text:style-name="T6">)</text:span></text:p>
      <text:p text:style-name="P15"/>
      <text:p text:style-name="P16">8. fputs</text:p>
      <text:p text:style-name="P20">Writes a string to the specified stream up to but<text:span text:style-name="T51"> not including the null character.</text:span></text:p>
      <text:p text:style-name="P34"><text:span text:style-name="T1">int</text:span><text:span text:style-name="T3"> fputs</text:span><text:span text:style-name="T6">(</text:span><text:span text:style-name="T1">const</text:span><text:span text:style-name="T3"> </text:span><text:span text:style-name="T1">char</text:span><text:span text:style-name="T3"> </text:span><text:span text:style-name="T6">*</text:span><text:span text:style-name="T3">str</text:span><text:span text:style-name="T6">,</text:span><text:span text:style-name="T3"> FILE </text:span><text:span text:style-name="T6">*</text:span><text:span text:style-name="T3">stream</text:span><text:span text:style-name="T6">)</text:span></text:p>
      <text:p text:style-name="P32"><text:span text:style-name="T6"/></text:p>
      <text:p text:style-name="P52"><text:span text:style-name="T3"><text:s text:c="3"/>FILE </text:span><text:span text:style-name="T6">*</text:span><text:span text:style-name="T3">fp</text:span><text:span text:style-name="T6">;</text:span></text:p>
      <text:p text:style-name="P43"><text:span text:style-name="T3"><text:s text:c="3"/></text:span><text:span text:style-name="T4">fp </text:span><text:span text:style-name="T8">=</text:span><text:span text:style-name="T4"> fopen</text:span><text:span text:style-name="T8">(</text:span><text:span text:style-name="T15">"file.txt"</text:span><text:span text:style-name="T8">,</text:span><text:span text:style-name="T4"> </text:span><text:span text:style-name="T15">"w+"</text:span><text:span text:style-name="T8">);</text:span></text:p>
      <text:p text:style-name="P53"/>
      <text:p text:style-name="P43"><text:span text:style-name="T3"><text:s text:c="3"/></text:span><text:span text:style-name="T4">fputs</text:span><text:span text:style-name="T8">(</text:span><text:span text:style-name="T15">"This is c programming."</text:span><text:span text:style-name="T8">,</text:span><text:span text:style-name="T4"> fp</text:span><text:span text:style-name="T8">);</text:span></text:p>
      <text:p text:style-name="P43"><text:span text:style-name="T3"><text:s text:c="3"/></text:span><text:span text:style-name="T4">fputs</text:span><text:span text:style-name="T8">(</text:span><text:span text:style-name="T15">"This is a system programming language."</text:span><text:span text:style-name="T8">,</text:span><text:span text:style-name="T4"> fp</text:span><text:span text:style-name="T8">);</text:span></text:p>
      <text:p text:style-name="P53"/>
      <text:p text:style-name="P53"><text:span text:style-name="T28"><text:s text:c="3"/></text:span><text:span text:style-name="T33">fclose</text:span><text:span text:style-name="T42">(</text:span><text:span text:style-name="T33">fp</text:span><text:span text:style-name="T42">);</text:span></text:p>
      <text:p text:style-name="P23"><text:span text:style-name="T59"/></text:p>
      <text:p text:style-name="P23"><text:span text:style-name="T59"/></text:p>
      <text:p text:style-name="P23"><text:span text:style-name="T59"/></text:p>
      <text:p text:style-name="P23"><text:soft-page-break/><text:span text:style-name="T59">9</text:span><text:span text:style-name="T58">.</text:span><text:span text:style-name="T57"> </text:span><text:span text:style-name="T58">getchar</text:span></text:p>
      <text:p text:style-name="P25"><text:span text:style-name="T70">G</text:span>ets a character (an unsigned char) from stdin.</text:p>
      <text:p text:style-name="P36"><text:span text:style-name="T1">int</text:span><text:span text:style-name="T3"> getchar</text:span><text:span text:style-name="T6">(</text:span><text:span text:style-name="T1">void</text:span><text:span text:style-name="T6">)</text:span></text:p>
      <text:p text:style-name="P39"/>
      <text:p text:style-name="P45"><text:span text:style-name="T3"><text:s text:c="3"/></text:span><text:span text:style-name="T2">char</text:span><text:span text:style-name="T4"> c</text:span><text:span text:style-name="T8">;</text:span></text:p>
      <text:p text:style-name="P45"><text:span text:style-name="T3"><text:s text:c="3"/></text:span><text:span text:style-name="T4">printf</text:span><text:span text:style-name="T8">(</text:span><text:span text:style-name="T15">"Enter character: "</text:span><text:span text:style-name="T8">);</text:span></text:p>
      <text:p text:style-name="P45"><text:span text:style-name="T3"><text:s text:c="3"/></text:span><text:span text:style-name="T4">c </text:span><text:span text:style-name="T8">=</text:span><text:span text:style-name="T4"> getchar</text:span><text:span text:style-name="T8">();</text:span></text:p>
      <text:p text:style-name="P28"/>
      <text:p text:style-name="P30"><text:span text:style-name="T41">10</text:span><text:span text:style-name="T40">. getline</text:span></text:p>
      <text:p text:style-name="P26"><text:span text:style-name="T61">R</text:span><text:span text:style-name="T60">eads an entire line from stream, storing the address of the buffer containing the text into </text:span><text:span text:style-name="T53">*lineptr.</text:span></text:p>
      <text:p text:style-name="P27"><text:span text:style-name="T71">B</text:span>uffer is <text:span text:style-name="T54">null-terminated </text:span>and includes the<text:span text:style-name="T51"> newline</text:span> character, if one was found.</text:p>
      <text:p text:style-name="P27"><text:span text:style-name="T51">*lineptr</text:span> can contain a pointer to a malloc(3)-allocated buffer<text:span text:style-name="T51"> *n bytes </text:span>in size.</text:p>
      <text:p text:style-name="P41"/>
      <text:p text:style-name="P42"><text:span text:style-name="T74">i</text:span><text:span text:style-name="T73">nt </text:span><text:span text:style-name="T72">main(int argc, char *argv[]){</text:span></text:p>
      <text:p text:style-name="P58"><text:span text:style-name="T72"><text:s text:c="2"/>FILE *stream;</text:span></text:p>
      <text:p text:style-name="P58"><text:span text:style-name="T72"><text:s text:c="2"/>char *line = NULL;</text:span></text:p>
      <text:p text:style-name="P58"><text:span text:style-name="T72"><text:s text:c="2"/>size_t len = 0;</text:span></text:p>
      <text:p text:style-name="P58"><text:span text:style-name="T72"><text:s text:c="2"/>ssize_t nread;</text:span></text:p>
      <text:p text:style-name="P59"/>
      <text:p text:style-name="P58"><text:span text:style-name="T72"><text:s text:c="2"/>if (argc != 2) {</text:span></text:p>
      <text:p text:style-name="P58"><text:s text:c="4"/><text:span text:style-name="T72">fprintf(stderr, "Usage: %s &lt;file&gt;\n", argv[0]);</text:span></text:p>
      <text:p text:style-name="P58"><text:span text:style-name="T72"><text:s text:c="4"/>exit(EXIT_FAILURE);</text:span></text:p>
      <text:p text:style-name="P58"><text:s text:c="2"/><text:span text:style-name="T72">}</text:span></text:p>
      <text:p text:style-name="P59"/>
      <text:p text:style-name="P58"><text:s text:c="3"/><text:span text:style-name="T72">stream = fopen(argv[1], "r");</text:span></text:p>
      <text:p text:style-name="P58"><text:s text:c="4"/><text:span text:style-name="T72">if (stream == NULL) {</text:span></text:p>
      <text:p text:style-name="P58"><text:s text:c="7"/><text:span text:style-name="T72">perror("fopen");</text:span></text:p>
      <text:p text:style-name="P58"><text:s text:c="7"/><text:span text:style-name="T72">exit(EXIT_FAILURE);</text:span></text:p>
      <text:p text:style-name="P58"><text:s text:c="4"/><text:span text:style-name="T72">}</text:span></text:p>
      <text:p text:style-name="P59"/>
      <text:p text:style-name="P58"><text:s text:c="4"/><text:span text:style-name="T72">while ((nread = getline(&amp;line, &amp;len, stream)) != -1) {</text:span></text:p>
      <text:p text:style-name="P58"><text:s text:c="6"/><text:span text:style-name="T72">printf("Retrieved line of length %zu:\n", nread);</text:span></text:p>
      <text:p text:style-name="P58"><text:s text:c="6"/><text:span text:style-name="T72">fwrite(line, nread, 1, stdout);</text:span></text:p>
      <text:p text:style-name="P58"><text:s text:c="4"/><text:span text:style-name="T72">}</text:span></text:p>
      <text:p text:style-name="P59"/>
      <text:p text:style-name="P58"><text:s text:c="4"/><text:span text:style-name="T72">free(line);</text:span></text:p>
      <text:p text:style-name="P58"><text:s text:c="4"/><text:span text:style-name="T72">close(stream);</text:span></text:p>
      <text:p text:style-name="P58"><text:s text:c="4"/><text:span text:style-name="T72">exit(EXIT_SUCCESS);</text:span></text:p>
      <text:p text:style-name="P60"><text:span text:style-name="T72">}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Inconsolata, Menlo, Consolas, 'Bitstream Vera Sans Mono', Courier, monospace"/>
    <style:font-face style:name="Droid Sans Mono1" svg:font-family="'Droid Sans Mono', monospace, monospace, 'Droid Sans Fallback'"/>
    <style:font-face style:name="Lohit Devanagari1" svg:font-family="'Lohit Devanagari'"/>
    <style:font-face style:name="euclid circular a" svg:font-family="'euclid circular a', 'Source Sans Pro', 'Helvetica Neue', Helvetica, Arial, sans-serif"/>
    <style:font-face style:name="inherit" svg:font-family="inherit"/>
    <style:font-face style:name="monospace1" svg:font-family="monospace, courier"/>
    <style:font-face style:name="monospace" svg:font-family="monospace, monospace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09:06:30.638356259</meta:creation-date>
    <dc:date>2020-06-16T11:21:19.878025138</dc:date>
    <meta:editing-duration>PT1H53M3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519" meta:character-count="3423" meta:non-whitespace-character-count="2788"/>
  </office:meta>
</office:document-meta>
</file>